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249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2pt" fo:font-weight="normal" style:font-weight-asian="normal" style:font-weight-complex="normal"/>
    </style:style>
    <style:style style:name="P4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3pt" fo:font-weight="bold" style:font-size-asian="11pt" style:font-weight-asian="bold" style:font-size-complex="13pt" style:font-weight-complex="bold"/>
    </style:style>
    <style:style style:name="T3" style:family="text">
      <style:text-properties fo:font-size="26pt" fo:font-weight="bold" style:font-size-asian="22pt" style:font-weight-asian="bold" style:font-size-complex="26pt" style:font-weight-complex="bold"/>
    </style:style>
    <style:style style:name="T4" style:family="text">
      <style:text-properties fo:font-size="14pt" fo:font-weight="bold" style:font-size-asian="12pt" style:font-weight-asian="bold" style:font-size-complex="14pt" style:font-weight-complex="bold"/>
    </style:style>
    <style:style style:name="T5" style:family="text">
      <style:text-properties fo:font-size="24pt" fo:font-weight="bold" style:font-size-asian="20pt" style:font-weight-asian="bold" style:font-size-complex="24pt" style:font-weight-complex="bold"/>
    </style:style>
    <style:style style:name="T6" style:family="text">
      <style:text-properties fo:font-size="14pt" style:font-size-asian="12pt" style:font-size-complex="14pt"/>
    </style:style>
    <style:style style:name="T7" style:family="text">
      <style:text-properties fo:font-size="32pt" fo:font-weight="bold" style:font-size-asian="26pt" style:font-weight-asian="bold" style:font-size-complex="32pt" style:font-weight-complex="bold"/>
    </style:style>
    <style:style style:name="gr1" style:family="graphic">
      <style:graphic-properties draw:stroke="dash" draw:stroke-dash="Dot" svg:stroke-width="0.0598in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591in" fo:min-width="1.1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4189in" fo:min-width="1.0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173in" fo:min-width="1.9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width="0.0598in" svg:stroke-color="#3465a4" draw:marker-end="Arrowheads_20_1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583in" fo:min-width="1.1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4193in" fo:min-width="1.0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7138in" fo:min-width="1.9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7138in" fo:min-width="1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7138in" fo:min-width="1.9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draw:stroke-dash="Double_20_Dot" draw:marker-start="Arrowheads_20_2" draw:marker-end="Arrowheads_20_1" draw:textarea-horizontal-align="justify" draw:textarea-vertical-align="middle" draw:auto-grow-height="false" fo:min-height="0.5598in" fo:min-width="2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5598in" fo:min-width="1.7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5598in" fo:min-width="2.1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7902in" fo:min-width="1.8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5591in" fo:min-width="1.5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0075in" fo:min-width="2.4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6" draw:text-style-name="P5" svg:width="2.5677in" svg:height="1.1161in" svg:x="1.8882in" svg:y="-1.0236in"><text:p text:style-name="P5"><text:span text:style-name="T7">Xflow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Shape2" draw:style-name="gr5" draw:text-style-name="P2" svg:x1="3.1575in" svg:y1="0.0925in" svg:x2="3.1575in" svg:y2="0.587in"><text:p/></draw:line><text:s/></text:p>
      <text:p text:style-name="Standard"/>
      <text:p text:style-name="Standard"><draw:custom-shape text:anchor-type="paragraph" draw:z-index="1" draw:name="Shape1_0" draw:style-name="gr15" draw:text-style-name="P6" svg:width="1.8157in" svg:height="0.7898in" svg:x="2.3098in" svg:y="0.1457in"><text:p text:style-name="P6"><text:span text:style-name="T6">Introduc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2" draw:name="Shape1_1" draw:style-name="gr15" draw:text-style-name="P6" svg:width="1.8157in" svg:height="0.7898in" svg:x="2.3098in" svg:y="1.0445in"><text:p text:style-name="P6"><text:span text:style-name="T6">Overview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2" draw:style-name="gr14" draw:text-style-name="P5" svg:width="1.8157in" svg:height="0.7898in" svg:x="2.289in" svg:y="2.2425in"><text:p text:style-name="P5"><text:span text:style-name="T5">Services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4" draw:style-name="gr13" draw:text-style-name="P4" svg:width="2.3524in" svg:height="0.7906in" svg:x="0.0516in" svg:y="3.4819in"><text:p text:style-name="P4"><text:span text:style-name="T4">Consulting And Designing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3" draw:style-name="gr12" draw:text-style-name="P4" svg:width="2.0217in" svg:height="0.7906in" svg:x="4.4138in" svg:y="3.4717in"><text:p text:style-name="P4"><text:span text:style-name="T4">Developmemen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11" draw:text-style-name="P4" svg:width="2.2713in" svg:height="0.7906in" svg:x="2.122in" svg:y="4.7008in"><text:p text:style-name="P4"><text:span text:style-name="T3">Department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6" draw:style-name="gr10" draw:text-style-name="P4" svg:width="2.063in" svg:height="0.7906in" svg:x="0.0075in" svg:y="6.3882in"><text:p text:style-name="P4"><text:span text:style-name="T2">Development Depart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8" draw:style-name="gr9" draw:text-style-name="P4" svg:width="1.3252in" svg:height="0.7906in" svg:x="5.1016in" svg:y="6.3819in"><text:p text:style-name="P4"><text:span text:style-name="T2">IT Depart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7" draw:style-name="gr8" draw:text-style-name="P4" svg:width="1.9795in" svg:height="0.7906in" svg:x="2.4453in" svg:y="6.3835in"><text:p text:style-name="P4"><text:span text:style-name="T2">Marketing Depart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_9" draw:style-name="gr7" draw:text-style-name="P3" svg:width="1.198in" svg:height="0.5921in" svg:x="-0.7256in" svg:y="7.9634in"><text:p text:style-name="P3"><text:span text:style-name="T1">Practice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_10" draw:style-name="gr6" draw:text-style-name="P3" svg:width="1.324in" svg:height="0.5071in" svg:x="0.6075in" svg:y="8.0055in"><text:p text:style-name="P3"><text:span text:style-name="T1">Recomendation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_11" draw:style-name="gr7" draw:text-style-name="P3" svg:width="1.198in" svg:height="0.5921in" svg:x="2.1425in" svg:y="7.9547in"><text:p text:style-name="P3"><text:span text:style-name="T1">Practice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_12" draw:style-name="gr6" draw:text-style-name="P3" svg:width="1.324in" svg:height="0.5071in" svg:x="3.6547in" svg:y="8.0055in"><text:p text:style-name="P3"><text:span text:style-name="T1">Recomendation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_13" draw:style-name="gr7" draw:text-style-name="P3" svg:width="1.198in" svg:height="0.5921in" svg:x="5.1244in" svg:y="7.9681in"><text:p text:style-name="P3"><text:span text:style-name="T1">Practice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_14" draw:style-name="gr6" draw:text-style-name="P3" svg:width="1.324in" svg:height="0.5071in" svg:x="6.1563in" svg:y="8.748in"><text:p text:style-name="P3"><text:span text:style-name="T1">Recomendation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Shape2_0" draw:style-name="gr5" draw:text-style-name="P2" svg:x1="3.1709in" svg:y1="0.7028in" svg:x2="3.1709in" svg:y2="1.1972in"><text:p/></draw:line><draw:line text:anchor-type="paragraph" draw:z-index="18" draw:name="Shape2_1" draw:style-name="gr5" draw:text-style-name="P2" svg:x1="3.1709in" svg:y1="1.7874in" svg:x2="3.1709in" svg:y2="2.2819in"><text:p/></draw:line><draw:path text:anchor-type="paragraph" draw:z-index="19" draw:name="Shape3" draw:style-name="gr5" draw:text-style-name="P2" svg:width="1.0047in" svg:height="1.1327in" draw:transform="skewX (-0.158999494856683) rotate (-1.46747283507683) translate (4.39648758654126in 2.73435614004863in)" svg:viewBox="0 0 2553 2878" svg:d="M0 2878c202 0 2500-10 2539-1550s-18-1317-18-1317"><text:p/></draw:path><draw:path text:anchor-type="paragraph" draw:z-index="20" draw:name="Shape3_0" draw:style-name="gr5" draw:text-style-name="P2" svg:width="1.6283in" svg:height="0.8398in" draw:transform="skewX (0.497418836818384) rotate (1.53728600515661) translate (2.18083500425028in 4.21252762359914in)" svg:viewBox="0 0 4137 2134" svg:d="M4137 2134c-327 0-4048-7-4114-1149-65-1142 28-977 28-977"><text:p/></draw:path><draw:path text:anchor-type="paragraph" draw:z-index="21" draw:name="Shape4" draw:style-name="gr5" draw:text-style-name="P2" svg:width="1.1996in" svg:height="0.2157in" draw:transform="rotate (-0.913505330493832) translate (1.38903039158306in 4.14026841434845in)" svg:viewBox="0 0 3048 549" svg:d="M0 549c3084 0 3048-549 3048-549"><text:p/></draw:path><draw:path text:anchor-type="paragraph" draw:z-index="22" draw:name="Shape5" draw:style-name="gr5" draw:text-style-name="P2" svg:width="1.1276in" svg:height="0.9378in" draw:transform="rotate (-1.80397231486134) translate (5.56666666666667in 4.26180555555556in)" svg:viewBox="0 0 2865 2383" svg:d="M0 0c2435 0 2865 2383 2865 2383"><text:p/></draw:path><draw:path text:anchor-type="paragraph" draw:z-index="23" draw:name="Shape6" draw:style-name="gr5" draw:text-style-name="P2" svg:width="1.9091in" svg:height="0.5843in" draw:transform="rotate (-2.97264478199674) translate (2.86563731004087in 6.06712253887873in)" svg:viewBox="0 0 4850 1485" svg:d="M0 1485c4563-1 4850-1485 4850-1485"><text:p/></draw:path><draw:path text:anchor-type="paragraph" draw:z-index="24" draw:name="Shape7" draw:style-name="gr5" draw:text-style-name="P2" svg:width="0.9528in" svg:height="0.0256in" draw:transform="rotate (-1.58440989496045) translate (3.3532538880278in 5.49132851886349in)" svg:viewBox="0 0 2421 66" svg:d="M0 66c2456 1 2421-66 2421-66"><text:p/></draw:path><draw:path text:anchor-type="paragraph" draw:z-index="25" draw:name="Shape8" draw:style-name="gr5" draw:text-style-name="P2" svg:width="1.8004in" svg:height="0.5295in" draw:transform="rotate (-0.262497519499948) translate (4.3166666687605in 5.40277776998525in)" svg:viewBox="0 0 4574 1346" svg:d="M0 0c3699 0 4574 1346 4574 1346"><text:p/></draw:path><draw:path text:anchor-type="paragraph" draw:z-index="26" draw:name="Shape9" draw:style-name="gr5" draw:text-style-name="P2" svg:width="1.5197in" svg:height="0.4752in" draw:transform="skewX (-0.425336738711018) rotate (-2.82464086142762) translate (1.26873928085162in 7.48961093368504in)" svg:viewBox="0 0 3861 1208" svg:d="M0 977c2959 0 2596 643 3266-215s592-758 592-758"><text:p/></draw:path><draw:path text:anchor-type="paragraph" draw:z-index="27" draw:name="Shape10" draw:style-name="gr5" draw:text-style-name="P2" svg:width="0.8933in" svg:height="0.0008in" draw:transform="rotate (-1.55491383060175) translate (0.983335568762112in 7.17847218671505in)" svg:viewBox="0 0 2270 3" svg:d="M0 0c2101 0 2270 3 2270 3"><text:p/></draw:path><draw:path text:anchor-type="paragraph" draw:z-index="28" draw:name="Shape11" draw:style-name="gr5" draw:text-style-name="P2" svg:width="1.1488in" svg:height="0.3673in" draw:transform="rotate (-2.67366988113011) translate (3.57143149057102in 7.50184728638232in)" svg:viewBox="0 0 2919 934" svg:d="M0 934c3077 0 2784-816 2784-816l135-118"><text:p/></draw:path><draw:line text:anchor-type="paragraph" draw:z-index="29" draw:name="Shape12" draw:style-name="gr5" draw:text-style-name="P2" svg:x1="3.6917in" svg:y1="7.1736in" svg:x2="4.3555in" svg:y2="8.0055in"><text:p/></draw:line><draw:path text:anchor-type="paragraph" draw:z-index="30" draw:name="Shape13" draw:style-name="gr5" draw:text-style-name="P2" svg:width="0.8677in" svg:height="0.1402in" draw:transform="rotate (-1.9395843977413) translate (5.89281810084717in 7.22285458387489in)" svg:viewBox="0 0 2205 357" svg:d="M0 357c1742 0 2052-298 2052-298l153-59"><text:p/></draw:path><draw:path text:anchor-type="paragraph" draw:z-index="31" draw:name="Shape14" draw:style-name="gr5" draw:text-style-name="P2" svg:width="2.0665in" svg:height="0.7031in" draw:transform="skewX (0.403694655986288) rotate (-0.771959128157093) translate (6.18366413567182in 7.0779518019372in)" svg:viewBox="0 0 5250 1787" svg:d="M0 572c3508 0 1477-1350 3598 97 2120 1448 1594 1074 1594 1074"><text:p/></draw:path><draw:custom-shape text:anchor-type="paragraph" draw:z-index="32" draw:name="Shape1_16" draw:style-name="gr4" draw:text-style-name="P4" svg:width="1.9894in" svg:height="0.7941in" svg:x="0.8882in" svg:y="8.6689in"><text:p text:style-name="P4"><text:span text:style-name="T2">Management Depart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1_15" draw:style-name="gr3" draw:text-style-name="P3" svg:width="1.1996in" svg:height="0.5925in" svg:x="-0.7161in" svg:y="9.2728in"><text:p text:style-name="P3"><text:span text:style-name="T1">Practice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1_17" draw:style-name="gr2" draw:text-style-name="P3" svg:width="1.3252in" svg:height="0.5079in" svg:x="3.2217in" svg:y="9.3335in"><text:p text:style-name="P3"><text:span text:style-name="T1">Recomendation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35" draw:name="Shape15" draw:style-name="gr1" draw:text-style-name="P2" svg:width="0.9976in" svg:height="0.374in" draw:transform="rotate (3.12274309766825) translate (0.881150515618894in 9.29170332665511in)" svg:viewBox="0 0 2535 951" svg:d="M0 949c2805 0 2515 59 2531-476 17-535-35-471-35-471"><text:p/></draw:path><draw:path text:anchor-type="paragraph" draw:z-index="36" draw:name="Shape16" draw:style-name="gr1" draw:text-style-name="P2" svg:width="1.0429in" svg:height="0.3882in" draw:transform="rotate (-0.0280998009571087) translate (2.84652777829117in 8.91666664840098in)" svg:viewBox="0 0 2650 987" svg:d="M0 0c2834 0 2570 987 2570 987l80-3"><text:p/></draw:path><draw:path text:anchor-type="paragraph" draw:z-index="37" draw:name="Shape17" draw:style-name="gr1" draw:text-style-name="P2" svg:width="3.2035in" svg:height="1.1303in" draw:transform="skewX (0.000872664625997179) rotate (-2.17712370893773) translate (3.80641778545313in 6.03579937952695in)" svg:viewBox="0 0 8138 2872" svg:d="M0 2425c1795 0 2626 776 3234 282s2985-2219 3140-1995c156 224 1764-712 1764-712"><text:p/></draw:path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6T21:29:34.048020680</meta:creation-date>
    <dc:date>2023-11-06T23:19:00.127112017</dc:date>
    <meta:editing-duration>PT9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